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5676000000000001" table:style-name="ce1">
            <text:p>-2.567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2210000000000001" table:style-name="ce1">
            <text:p>-3.221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4384999999999999" table:style-name="ce1">
            <text:p>-3.4385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0.48759999999999998" table:style-name="ce1">
            <text:p>-0.487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6835" table:style-name="ce1">
            <text:p>-3.6835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1.4879" table:style-name="ce1">
            <text:p>-1.487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847000000000001" table:style-name="ce1">
            <text:p>-1.684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1.24" table:style-name="ce1">
            <text:p>-1.2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5004" table:style-name="ce1">
            <text:p>-2.500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9483000000000001" table:style-name="ce1">
            <text:p>-2.9483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921" table:style-name="ce1">
            <text:p>-1.992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4879" table:style-name="ce1">
            <text:p>-1.487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7621000000000002" table:style-name="ce1">
            <text:p>-2.7621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1.4879" table:style-name="ce1">
            <text:p>-1.4879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7743000000000002" table:style-name="ce1">
            <text:p>-2.774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0007999999999999" table:style-name="ce1">
            <text:p>-2.00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4533" table:style-name="ce1">
            <text:p>-3.4533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6847000000000001" table:style-name="ce1">
            <text:p>-1.6847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737" table:style-name="ce1">
            <text:p>-2.9737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3959000000000001" table:style-name="ce1">
            <text:p>-2.3959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0.72829999999999995" table:style-name="ce1">
            <text:p>-0.728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0.98350000000000004" table:style-name="ce1">
            <text:p>-0.983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2605" table:style-name="ce1">
            <text:p>-2.260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2241" table:style-name="ce1">
            <text:p>-1.224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0.96689999999999998" table:style-name="ce1">
            <text:p>-0.9669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4943" table:style-name="ce1">
            <text:p>-1.494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3805999999999998" table:style-name="ce1">
            <text:p>-3.380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737" table:style-name="ce1">
            <text:p>-2.9737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0007999999999999" table:style-name="ce1">
            <text:p>-2.00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1.2293000000000001" table:style-name="ce1">
            <text:p>-1.2293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566000000000001" table:style-name="ce1">
            <text:p>-2.156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2505999999999999" table:style-name="ce1">
            <text:p>-2.250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7263000000000002" table:style-name="ce1">
            <text:p>-2.7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408999999999999" table:style-name="ce1">
            <text:p>-2.2409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5224000000000002" table:style-name="ce1">
            <text:p>-2.5224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7381000000000002" table:style-name="ce1">
            <text:p>-2.7381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3.6678000000000002" table:style-name="ce1">
            <text:p>-3.667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9866000000000001" table:style-name="ce1">
            <text:p>-2.986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4380999999999999" table:style-name="ce1">
            <text:p>-1.4381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1476000000000002" table:style-name="ce1">
            <text:p>-2.14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0007999999999999" table:style-name="ce1">
            <text:p>-2.00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483000000000001" table:style-name="ce1">
            <text:p>-2.9483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4239000000000002" table:style-name="ce1">
            <text:p>-3.4239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0.96689999999999998" table:style-name="ce1">
            <text:p>-0.9669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7263000000000002" table:style-name="ce1">
            <text:p>-2.7263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2345999999999999" table:style-name="ce1">
            <text:p>-1.2346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352000000000002" table:style-name="ce1">
            <text:p>-2.635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815" table:style-name="ce1">
            <text:p>-1.48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1.4815" table:style-name="ce1">
            <text:p>-1.4815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4384999999999999" table:style-name="ce1">
            <text:p>-3.4385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440999999999999" table:style-name="ce1">
            <text:p>-1.4441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6776" table:style-name="ce1">
            <text:p>-1.6776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0.73770000000000002" table:style-name="ce1">
            <text:p>-0.7377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352000000000002" table:style-name="ce1">
            <text:p>-2.635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2345999999999999" table:style-name="ce1">
            <text:p>-1.234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2071999999999998" table:style-name="ce1">
            <text:p>-3.207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744000000000001" table:style-name="ce1">
            <text:p>-2.874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0.97929999999999995" table:style-name="ce1">
            <text:p>-0.9793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5004" table:style-name="ce1">
            <text:p>-2.5004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847000000000001" table:style-name="ce1">
            <text:p>-1.6847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0.97929999999999995" table:style-name="ce1">
            <text:p>-0.979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2210000000000001" table:style-name="ce1">
            <text:p>-3.221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5004" table:style-name="ce1">
            <text:p>-2.500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707000000000001" table:style-name="ce1">
            <text:p>-1.6707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2210000000000001" table:style-name="ce1">
            <text:p>-3.221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3959000000000001" table:style-name="ce1">
            <text:p>-2.39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0.97099999999999997" table:style-name="ce1">
            <text:p>-0.971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408999999999999" table:style-name="ce1">
            <text:p>-2.2409</text:p>
          </table:table-cell>
          <table:table-cell table:number-columns-repeated="16383"/>
        </table:table-row>
        <table:table-row table:style-name="ro1">
          <table:table-cell office:value-type="float" office:value="-0.97519999999999996" table:style-name="ce1">
            <text:p>-0.975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380999999999999" table:style-name="ce1">
            <text:p>-1.43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585" table:style-name="ce1">
            <text:p>-1.7585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6707000000000001" table:style-name="ce1">
            <text:p>-1.670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2293000000000001" table:style-name="ce1">
            <text:p>-1.2293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1.2241" table:style-name="ce1">
            <text:p>-1.224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092" table:style-name="ce1">
            <text:p>-1.9092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585" table:style-name="ce1">
            <text:p>-1.7585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7263000000000002" table:style-name="ce1">
            <text:p>-2.7263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1042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enn</meta:initial-creator>
    <dc:creator>Glenn</dc:creator>
    <meta:creation-date>2016-01-15T20:09:02Z</meta:creation-date>
    <dc:date>2016-01-15T20:58:14Z</dc:date>
  </office:meta>
</office:document-meta>
</file>